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3.945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159cm" svg:x="2.905cm" svg:y="3.159cm">
          <text:p text:style-name="P1">Cv2 frames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191cm" svg:height="2.159cm" svg:x="8.366cm" svg:y="2.65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191cm" svg:height="2.159cm" svg:x="8.62cm" svg:y="3.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191cm" svg:height="2.159cm" svg:x="8.874cm" svg:y="3.4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4.191cm" svg:height="2.159cm" svg:x="9.071cm" svg:y="3.714cm">
          <text:p text:style-name="P1">Segmented</text:p>
          <text:p text:style-name="P1">video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969cm" svg:y1="4.302cm" svg:x2="8.366cm" svg:y2="4.302cm">
          <text:p/>
        </draw:line>
        <draw:custom-shape draw:style-name="gr5" draw:text-style-name="P1" draw:layer="layout" svg:width="4.445cm" svg:height="2.54cm" svg:x="14.462cm" svg:y="2.905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26cm" svg:height="2.286cm" svg:x="8.493cm" svg:y="6.715cm">
          <text:p text:style-name="P1">Long video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319cm" svg:y1="4.302cm" svg:x2="14.462cm" svg:y2="4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1:21:45.798062521</meta:creation-date>
    <dc:date>2019-09-19T03:02:40.384649824</dc:date>
    <meta:editing-duration>PT10M24S</meta:editing-duration>
    <meta:editing-cycles>1</meta:editing-cycles>
    <meta:document-statistic meta:object-count="10"/>
    <meta:generator>LibreOffice/6.2.6.2$Linux_X86_64 LibreOffice_project/20$Build-2</meta:generator>
  </office:meta>
</office:document-meta>
</file>